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2cm" fo:min-width="5.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578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0.7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6.00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39cm"/>
      <style:paragraph-properties style:writing-mode="lr-tb"/>
    </style:style>
    <style:style style:name="P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text-indent="0cm" style:text-autospace="none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margin-left="0cm" fo:margin-right="0cm" fo:text-indent="0cm" style:text-autospace="none"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4pt" fo:font-style="normal" fo:text-shadow="none" style:text-underline-style="none" fo:font-weight="bold" style:letter-kerning="true" style:font-name-asian="Arial1" style:font-size-asian="14pt" style:language-asian="fr" style:country-asian="FR" style:font-style-asian="normal" style:font-weight-asian="bold" style:font-name-complex="Arial1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Arial1" fo:font-size="12pt" style:font-name-asian="Arial1" style:font-size-asian="12pt" style:language-asian="fr" style:country-asian="FR" style:font-name-complex="Arial1" style:font-size-complex="12pt" style:language-complex="ar" style:country-complex="SA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2pt" fo:font-style="normal" fo:text-shadow="none" style:text-underline-style="none" fo:font-weight="normal" style:letter-kerning="true" style:font-name-asian="Arial1" style:font-size-asian="12pt" style:language-asian="fr" style:country-asian="FR" style:font-style-asian="normal" style:font-weight-asian="normal" style:font-name-complex="Arial1" style:font-size-complex="12pt" style:language-complex="ar" style:country-complex="SA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dat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  <text:p/>
            </form:textarea>
            <form:checkbox form:name="checkbox_3" form:control-implementation="ooo:com.sun.star.form.component.CheckBox" xml:id="control2" form:id="control2" form:label="Building 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area form:name="picto_1" form:control-implementation="ooo:com.sun.star.form.component.TextField" xml:id="control3" form:id="control3" form:max-length="-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checkbox_2" form:control-implementation="ooo:com.sun.star.form.component.CheckBox" xml:id="control4" form:id="control4" form:label="Building 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text form:name="prestation_num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name="date" draw:style-name="standard" draw:text-style-name="P1" draw:layer="controls" svg:width="3.75cm" svg:height="0.75cm" svg:x="14.75cm" svg:y="4.1cm" draw:control="control1"/>
        <draw:control draw:name="checkbox_1" draw:style-name="gr1" draw:text-style-name="P2" draw:layer="controls" svg:width="2cm" svg:height="0.75cm" svg:x="7.8cm" svg:y="10.45cm" draw:control="control2"/>
        <draw:control draw:style-name="standard" draw:text-style-name="P1" draw:layer="controls" svg:width="10cm" svg:height="10cm" svg:x="2cm" svg:y="13.65cm" draw:control="control3"/>
        <draw:custom-shape draw:style-name="gr2" draw:text-style-name="P3" draw:layer="layout" svg:width="6cm" svg:height="1.45cm" svg:x="13.5cm" svg:y="3.75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1.078cm" svg:height="0.806cm" svg:x="13.75cm" svg:y="4.1cm">
          <draw:text-box>
            <text:p text:style-name="P4"><text:span text:style-name="T1">Le</text:span></text:p>
          </draw:text-box>
        </draw:frame>
        <draw:frame draw:style-name="gr4" draw:text-style-name="P5" draw:layer="layout" svg:width="11.204cm" svg:height="0.806cm" svg:x="1.25cm" svg:y="7.25cm">
          <draw:text-box>
            <text:p text:style-name="P4"><text:span text:style-name="T1">Référence(s)  </text:span></text:p>
          </draw:text-box>
        </draw:frame>
        <draw:frame draw:style-name="gr5" draw:text-style-name="P5" draw:layer="layout" svg:width="16.504cm" svg:height="2.147cm" svg:x="1.71cm" svg:y="8.466cm">
          <draw:text-box>
            <text:p text:style-name="P6"><text:span text:style-name="T2">Numéro(s) de prestation(s) : </text:span></text:p>
            <text:p text:style-name="P6"><text:span text:style-name="T2"/></text:p>
          </draw:text-box>
        </draw:frame>
        <draw:frame draw:style-name="gr6" draw:text-style-name="P5" draw:layer="layout" svg:width="3.783cm" svg:height="0.725cm" svg:x="1.696cm" svg:y="10.45cm">
          <draw:text-box>
            <text:p text:style-name="P6"><text:span text:style-name="T3">Site à sécuriser : </text:span></text:p>
          </draw:text-box>
        </draw:frame>
        <draw:control draw:name="checkbox_0" draw:style-name="gr1" draw:text-style-name="P2" draw:layer="controls" svg:width="2cm" svg:height="0.75cm" svg:x="5.55cm" svg:y="10.45cm" draw:control="control4"/>
        <draw:frame draw:style-name="gr7" draw:text-style-name="P5" draw:layer="layout" svg:width="2.039cm" svg:height="0.806cm" svg:x="1.25cm" svg:y="11.694cm">
          <draw:text-box>
            <text:p text:style-name="P4"><text:span text:style-name="T1">Photo </text:span></text:p>
          </draw:text-box>
        </draw:frame>
        <draw:control draw:style-name="standard" draw:text-style-name="P1" draw:layer="controls" svg:width="4.25cm" svg:height="0.5cm" svg:x="7.518cm" svg:y="8.535cm" draw:control="control5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Unicode MS2" svg:font-family="'Arial Unicode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PingFang SC1" svg:font-family="'PingFang SC'" style:font-family-generic="swiss" style:font-pitch="variable"/>
    <style:font-face style:name="Times New Roman2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font-size="10pt" fo:language="fr" fo:country="FR" style:font-size-asian="10pt" style:language-asian="fr" style:country-asian="FR" style:font-name-complex="Times New Roman1" style:font-family-complex="'Times New Roman'" style:font-family-generic-complex="roman" style:font-pitch-complex="variable" style:font-size-complex="10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6T21:49:09.183873156</meta:creation-date>
    <dc:date>2021-09-23T12:11:55.821000000</dc:date>
    <meta:editing-duration>PT1H38M25S</meta:editing-duration>
    <meta:editing-cycles>11</meta:editing-cycles>
    <meta:generator>LibreOffice/7.1.5.2$Windows_x86 LibreOffice_project/85f04e9f809797b8199d13c421bd8a2b025d52b5</meta:generator>
    <meta:document-statistic meta:object-count="11"/>
  </office:meta>
</office:document-meta>
</file>